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5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3.595cm"/>
    </style:style>
    <style:style style:name="co6" style:family="table-column">
      <style:table-column-properties fo:break-before="auto" style:column-width="3.921cm"/>
    </style:style>
    <style:style style:name="co7" style:family="table-column">
      <style:table-column-properties fo:break-before="auto" style:column-width="3.512cm"/>
    </style:style>
    <style:style style:name="co8" style:family="table-column">
      <style:table-column-properties fo:break-before="auto" style:column-width="3.376cm"/>
    </style:style>
    <style:style style:name="co9" style:family="table-column">
      <style:table-column-properties fo:break-before="auto" style:column-width="2.805cm"/>
    </style:style>
    <style:style style:name="co10" style:family="table-column">
      <style:table-column-properties fo:break-before="auto" style:column-width="3.35cm"/>
    </style:style>
    <style:style style:name="co11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0 meio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SSID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MAC Address</text:p>
          </table:table-cell>
          <table:table-cell office:value-type="string" calcext:value-type="string">
            <text:p>Max RSSI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68" calcext:value-type="float">
            <text:p>-68</text:p>
          </table:table-cell>
          <table:table-cell office:value-type="string" calcext:value-type="string">
            <text:p>CC-16-7E-13-20-81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04-DA-D2-AA-5B-81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04-DA-D2-AA-5B-8E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50-06-04-5B-3E-C1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20-BB-C0-4B-9E-C1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50-06-04-66-8C-D1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string" calcext:value-type="string">
            <text:p>Connected</text:p>
          </table:table-cell>
          <table:table-cell office:value-type="string" calcext:value-type="string">
            <text:p>eduroam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50-06-04-66-8C-DE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50-06-04-5B-45-E1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50-06-04-5B-45-EE</text:p>
          </table:table-cell>
          <table:table-cell office:value-type="float" office:value="-41" calcext:value-type="float">
            <text:p>-41</text:p>
          </table:table-cell>
        </table:table-row>
      </table:table>
      <table:table table:name="A1 meio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SSID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MAC Address</text:p>
          </table:table-cell>
          <table:table-cell office:value-type="string" calcext:value-type="string">
            <text:p>Max RSSI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20-BB-C0-4B-9E-C1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50-06-04-66-8C-D1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67" calcext:value-type="float">
            <text:p>-67</text:p>
          </table:table-cell>
          <table:table-cell office:value-type="string" calcext:value-type="string">
            <text:p>50-06-04-66-91-D1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50-06-04-66-8C-DE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50-06-04-66-91-DE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string" calcext:value-type="string">
            <text:p>Connected</text:p>
          </table:table-cell>
          <table:table-cell office:value-type="string" calcext:value-type="string">
            <text:p>eduroam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50-06-04-5B-45-E1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50-06-04-5B-45-EE</text:p>
          </table:table-cell>
          <table:table-cell office:value-type="float" office:value="-41" calcext:value-type="float">
            <text:p>-41</text:p>
          </table:table-cell>
        </table:table-row>
      </table:table>
      <table:table table:name="B0 meio" table:style-name="ta1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SSID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MAC Address</text:p>
          </table:table-cell>
          <table:table-cell office:value-type="string" calcext:value-type="string">
            <text:p>Max RSSI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50-06-04-5B-43-01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string" calcext:value-type="string">
            <text:p>Connected</text:p>
          </table:table-cell>
          <table:table-cell office:value-type="string" calcext:value-type="string">
            <text:p>eduroam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50-06-04-5B-43-0E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50-06-04-66-72-0E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00-62-EC-B7-91-B1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20-BB-C0-4B-9F-B1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20-BB-C0-4B-A1-B1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00-62-EC-B7-91-BE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20-BB-C0-4B-9F-BE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20-BB-C0-4B-A1-BE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20-BB-C0-4B-97-C1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20-BB-C0-4B-97-CE</text:p>
          </table:table-cell>
          <table:table-cell office:value-type="float" office:value="-58" calcext:value-type="float">
            <text:p>-58</text:p>
          </table:table-cell>
        </table:table-row>
      </table:table>
      <table:table table:name="B1 meio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SSID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MAC Address</text:p>
          </table:table-cell>
          <table:table-cell office:value-type="string" calcext:value-type="string">
            <text:p>Max RSSI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50-06-04-5B-43-01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50-06-04-66-69-51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50-06-04-66-8B-51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50-06-04-66-69-5E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50-06-04-66-8B-5E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04-DA-D2-90-09-61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04-DA-D2-90-09-6E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50-06-04-5B-1F-81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20-BB-C0-4B-A1-B1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20-BB-C0-4B-A1-BE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string" calcext:value-type="string">
            <text:p>Connected</text:p>
          </table:table-cell>
          <table:table-cell office:value-type="string" calcext:value-type="string">
            <text:p>eduroam</text:p>
          </table:table-cell>
          <table:table-cell office:value-type="float" office:value="-41" calcext:value-type="float">
            <text:p>-41</text:p>
          </table:table-cell>
          <table:table-cell office:value-type="string" calcext:value-type="string">
            <text:p>20-BB-C0-4B-97-C1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41" calcext:value-type="float">
            <text:p>-41</text:p>
          </table:table-cell>
          <table:table-cell office:value-type="string" calcext:value-type="string">
            <text:p>20-BB-C0-4B-97-CE</text:p>
          </table:table-cell>
          <table:table-cell office:value-type="float" office:value="-41" calcext:value-type="float">
            <text:p>-41</text:p>
          </table:table-cell>
        </table:table-row>
      </table:table>
      <table:table table:name="C0 meio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SSID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MAC Address</text:p>
          </table:table-cell>
          <table:table-cell office:value-type="string" calcext:value-type="string">
            <text:p>Max RSSI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50-06-04-5B-3E-01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50-06-04-66-72-01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50-06-04-5B-3E-0E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50-06-04-66-72-0E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50-06-04-5B-28-11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50-06-04-5B-28-1E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20-BB-C0-4B-9C-21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string" calcext:value-type="string">
            <text:p>Connected</text:p>
          </table:table-cell>
          <table:table-cell office:value-type="string" calcext:value-type="string">
            <text:p>eduroam</text:p>
          </table:table-cell>
          <table:table-cell office:value-type="float" office:value="-47" calcext:value-type="float">
            <text:p>-47</text:p>
          </table:table-cell>
          <table:table-cell office:value-type="string" calcext:value-type="string">
            <text:p>20-BB-C0-4B-9C-2E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CC-16-7E-13-20-81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CC-16-7E-13-20-8E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10-B3-D6-F0-DB-8E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61" calcext:value-type="float">
            <text:p>-61</text:p>
          </table:table-cell>
          <table:table-cell office:value-type="string" calcext:value-type="string">
            <text:p>50-06-04-5B-3E-C1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62" calcext:value-type="float">
            <text:p>-62</text:p>
          </table:table-cell>
          <table:table-cell office:value-type="string" calcext:value-type="string">
            <text:p>10-B3-D5-21-DE-C1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50-06-04-5B-3E-CE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10-B3-D5-21-DE-CE</text:p>
          </table:table-cell>
          <table:table-cell office:value-type="float" office:value="-77" calcext:value-type="float">
            <text:p>-77</text:p>
          </table:table-cell>
        </table:table-row>
      </table:table>
      <table:table table:name="C1 meio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SSID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MAC Address</text:p>
          </table:table-cell>
          <table:table-cell office:value-type="string" calcext:value-type="string">
            <text:p>Max RSSI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50-06-04-5B-3E-01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string" calcext:value-type="string">
            <text:p>Connected</text:p>
          </table:table-cell>
          <table:table-cell office:value-type="string" calcext:value-type="string">
            <text:p>eduroam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50-06-04-5B-3E-0E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20-BB-C0-4B-9C-21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20-BB-C0-4B-A2-21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20-BB-C0-4B-A2-2E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50-06-04-66-69-51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50-06-04-66-69-5E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50-06-04-66-93-7E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CC-16-7E-13-20-81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CC-16-7E-E3-BA-B1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CC-16-7E-E3-BA-BE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50-06-04-5B-45-E1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50-06-04-5B-45-EE</text:p>
          </table:table-cell>
          <table:table-cell office:value-type="float" office:value="-41" calcext:value-type="float">
            <text:p>-41</text:p>
          </table:table-cell>
        </table:table-row>
      </table:table>
      <table:table table:name="D0 meio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SSID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MAC Address</text:p>
          </table:table-cell>
          <table:table-cell office:value-type="string" calcext:value-type="string">
            <text:p>Max RSSI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50-06-04-5B-43-01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42" calcext:value-type="float">
            <text:p>-42</text:p>
          </table:table-cell>
          <table:table-cell office:value-type="string" calcext:value-type="string">
            <text:p>50-06-04-66-72-01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50-06-04-66-72-0E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20-BB-C0-4B-9C-21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20-BB-C0-4B-9C-2E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50-06-04-66-69-51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50-06-04-66-69-5E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10-B3-D5-15-8C-61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10-B3-D6-E9-3F-6E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10-B3-D5-15-8C-6E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CC-16-7E-13-20-81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CC-16-7E-13-20-8E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20-BB-C0-4B-A1-B1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50-06-04-5B-3E-C1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string" calcext:value-type="string">
            <text:p>Connected</text:p>
          </table:table-cell>
          <table:table-cell office:value-type="string" calcext:value-type="string">
            <text:p>eduroam</text:p>
          </table:table-cell>
          <table:table-cell office:value-type="float" office:value="-57" calcext:value-type="float">
            <text:p>-57</text:p>
          </table:table-cell>
          <table:table-cell office:value-type="string" calcext:value-type="string">
            <text:p>50-06-04-5B-3E-CE</text:p>
          </table:table-cell>
          <table:table-cell office:value-type="float" office:value="-44" calcext:value-type="float">
            <text:p>-44</text:p>
          </table:table-cell>
        </table:table-row>
      </table:table>
      <table:table table:name="D1 meio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SSID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MAC Address</text:p>
          </table:table-cell>
          <table:table-cell office:value-type="string" calcext:value-type="string">
            <text:p>Max RSSI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50-06-04-5B-3E-01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50-06-04-5B-3E-0E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50-06-04-66-72-0E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50-06-04-5B-35-31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51" calcext:value-type="float">
            <text:p>-51</text:p>
          </table:table-cell>
          <table:table-cell office:value-type="string" calcext:value-type="string">
            <text:p>50-06-04-66-69-51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string" calcext:value-type="string">
            <text:p>Connected</text:p>
          </table:table-cell>
          <table:table-cell office:value-type="string" calcext:value-type="string">
            <text:p>eduroam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50-06-04-66-69-5E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50-06-04-5B-45-BE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50-06-04-5B-3E-C1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50-06-04-5B-3E-CE</text:p>
          </table:table-cell>
          <table:table-cell office:value-type="float" office:value="-81" calcext:value-type="float">
            <text:p>-81</text:p>
          </table:table-cell>
        </table:table-row>
      </table:table>
      <table:table table:name="E0 meio" table:style-name="ta1">
        <table:table-column table:style-name="co1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SSID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MAC Address</text:p>
          </table:table-cell>
          <table:table-cell office:value-type="string" calcext:value-type="string">
            <text:p>Max RSSI</text:p>
          </table:table-cell>
        </table:table-row>
        <table:table-row table:style-name="ro1">
          <table:table-cell office:value-type="string" calcext:value-type="string">
            <text:p>Connected</text:p>
          </table:table-cell>
          <table:table-cell office:value-type="string" calcext:value-type="string">
            <text:p>eduroam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50-06-04-5B-28-11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42" calcext:value-type="float">
            <text:p>-42</text:p>
          </table:table-cell>
          <table:table-cell office:value-type="string" calcext:value-type="string">
            <text:p>50-06-04-5B-28-1E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20-BB-C0-4B-9C-21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20-BB-C0-4B-9C-2E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62" calcext:value-type="float">
            <text:p>-62</text:p>
          </table:table-cell>
          <table:table-cell office:value-type="string" calcext:value-type="string">
            <text:p>20-BB-C0-4B-9E-31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20-BB-C0-4B-9E-3E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50-06-04-5B-1C-61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F4-1F-C2-8B-A1-71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CC-16-7E-15-F2-B1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CC-16-7E-15-F2-BE</text:p>
          </table:table-cell>
          <table:table-cell office:value-type="float" office:value="-82" calcext:value-type="float">
            <text:p>-82</text:p>
          </table:table-cell>
        </table:table-row>
      </table:table>
      <table:table table:name="E1 meio" table:style-name="ta1"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SSID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MAC Address</text:p>
          </table:table-cell>
          <table:table-cell office:value-type="string" calcext:value-type="string">
            <text:p>Max RSSI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50-06-04-5B-28-11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50-06-04-5B-28-1E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20-BB-C0-4B-D7-21</text:p>
          </table:table-cell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string" calcext:value-type="string">
            <text:p>Connected</text:p>
          </table:table-cell>
          <table:table-cell office:value-type="string" calcext:value-type="string">
            <text:p>eduroam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20-BB-C0-4B-9E-31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46" calcext:value-type="float">
            <text:p>-46</text:p>
          </table:table-cell>
          <table:table-cell office:value-type="string" calcext:value-type="string">
            <text:p>20-BB-C0-4B-9E-3E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66" calcext:value-type="float">
            <text:p>-66</text:p>
          </table:table-cell>
          <table:table-cell office:value-type="string" calcext:value-type="string">
            <text:p>20-BB-C0-4B-D5-51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20-BB-C0-4B-D5-5E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48" calcext:value-type="float">
            <text:p>-48</text:p>
          </table:table-cell>
          <table:table-cell office:value-type="string" calcext:value-type="string">
            <text:p>50-06-04-5B-1C-61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50-06-04-5B-1C-6E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eduroam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20-BB-C0-4B-97-B1</text:p>
          </table:table-cell>
          <table:table-cell office:value-type="float" office:value="-85" calcext:value-type="float">
            <text:p>-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7T12:34:44.784246429</meta:creation-date>
    <dc:date>2023-06-07T12:45:08.446099229</dc:date>
    <meta:editing-duration>PT10M20S</meta:editing-duration>
    <meta:editing-cycles>7</meta:editing-cycles>
    <meta:generator>LibreOffice/6.4.7.2$Linux_X86_64 LibreOffice_project/40$Build-2</meta:generator>
    <meta:document-statistic meta:table-count="10" meta:cell-count="605" meta:object-count="0"/>
  </office:meta>
</office:document-meta>
</file>